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center" draw:textarea-vertical-align="top"/>
    </style:style>
    <style:style style:name="gr2" style:family="graphic" style:parent-style-name="standard">
      <style:graphic-properties draw:stroke="none" draw:fill="none" draw:fill-color="#ffcc99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e6e64c" draw:textarea-horizontal-align="center" draw:textarea-vertical-align="top"/>
    </style:style>
    <style:style style:name="gr4" style:family="graphic" style:parent-style-name="standard">
      <style:graphic-properties draw:stroke="none" draw:fill="none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ffff99" draw:textarea-horizontal-align="center" draw:textarea-vertical-align="top"/>
    </style:style>
    <style:style style:name="gr6" style:family="graphic" style:parent-style-name="standard">
      <style:graphic-properties draw:fill="solid" draw:fill-color="#cccc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P1" style:family="paragraph">
      <style:paragraph-properties fo:text-align="center"/>
      <style:text-properties fo:color="#808080" fo:font-size="24pt" fo:font-style="italic" fo:font-weight="bold" style:font-size-asian="18pt" style:font-style-asian="italic" style:font-size-complex="18pt" style:font-style-complex="italic"/>
    </style:style>
    <style:style style:name="P2" style:family="paragraph">
      <style:paragraph-properties fo:text-align="center"/>
      <style:text-properties fo:color="#000000" fo:font-size="24pt" fo:font-style="italic" fo:font-weight="bold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.2cm" svg:height="11cm" svg:x="7.5cm" svg:y="1cm">
          <text:p/>
        </draw:rect>
        <draw:rect draw:style-name="gr2" draw:text-style-name="P2" draw:layer="layout" svg:width="4cm" svg:height="5.5cm" svg:x="2cm" svg:y="3cm">
          <text:p/>
        </draw:rect>
        <draw:rect draw:style-name="gr3" draw:text-style-name="P3" draw:layer="layout" svg:width="6cm" svg:height="2cm" svg:x="8.2cm" svg:y="9cm">
          <text:p text:style-name="P3">Easy to</text:p>
          <text:p text:style-name="P3">manipulate</text:p>
        </draw:rect>
        <draw:rect draw:style-name="gr3" draw:text-style-name="P3" draw:layer="layout" svg:width="6cm" svg:height="2.5cm" svg:x="15.7cm" svg:y="9cm">
          <text:p text:style-name="P3">Converts Shapes</text:p>
          <text:p text:style-name="P3">into arrays that</text:p>
          <text:p text:style-name="P3">OpenGL can eat</text:p>
        </draw:rect>
        <draw:rect draw:style-name="gr3" draw:text-style-name="P3" draw:layer="layout" svg:width="6cm" svg:height="2.5cm" svg:x="22.2cm" svg:y="9cm">
          <text:p text:style-name="P3">Calls GL draw</text:p>
          <text:p text:style-name="P3">functions like</text:p>
          <text:p text:style-name="P3">glDrawElements</text:p>
        </draw:rect>
        <draw:rect draw:style-name="gr2" draw:text-style-name="P3" draw:layer="layout" svg:width="6cm" svg:height="4cm" svg:x="6.7cm" svg:y="5cm">
          <text:p/>
        </draw:rect>
        <draw:polygon draw:style-name="gr4" draw:text-style-name="P3" draw:layer="layout" svg:width="5.999cm" svg:height="2.999cm" draw:transform="rotate (3.1415926535892) translate (12.700000000003cm 11.999999999994cm)" svg:viewBox="0 0 6000 3000" draw:points="4000,-24000 2000,-24000 2000,-23000 0,-23000 3000,-21000 6000,-23000 4000,-23000">
          <text:p/>
        </draw:polygon>
        <draw:rect draw:style-name="gr5" draw:text-style-name="P3" draw:layer="layout" svg:width="4cm" svg:height="5.5cm" svg:x="16.7cm" svg:y="3cm">
          <text:p text:style-name="P3">Glyph</text:p>
        </draw:rect>
        <draw:rect draw:style-name="gr5" draw:text-style-name="P3" draw:layer="layout" svg:width="4cm" svg:height="5.5cm" svg:x="9.2cm" svg:y="3cm">
          <text:p text:style-name="P3">Shape</text:p>
        </draw:rect>
        <draw:rect draw:style-name="gr6" draw:text-style-name="P3" draw:id="id1" draw:layer="layout" svg:width="5cm" svg:height="1cm" svg:x="8.7cm" svg:y="4cm">
          <text:p text:style-name="P3">vertices</text:p>
        </draw:rect>
        <draw:rect draw:style-name="gr6" draw:text-style-name="P3" draw:id="id3" draw:layer="layout" svg:width="5cm" svg:height="1cm" svg:x="8.7cm" svg:y="5.5cm">
          <text:p text:style-name="P3">faces</text:p>
        </draw:rect>
        <draw:rect draw:style-name="gr6" draw:text-style-name="P3" draw:id="id4" draw:layer="layout" svg:width="5cm" svg:height="1cm" svg:x="8.7cm" svg:y="7cm">
          <text:p text:style-name="P3">face_colors</text:p>
        </draw:rect>
        <draw:rect draw:style-name="gr6" draw:text-style-name="P3" draw:id="id5" draw:layer="layout" svg:width="3cm" svg:height="1cm" svg:x="18.2cm" svg:y="5.5cm">
          <text:p text:style-name="P3">vertices</text:p>
        </draw:rect>
        <draw:rect draw:style-name="gr6" draw:text-style-name="P3" draw:id="id7" draw:layer="layout" svg:width="3cm" svg:height="1cm" svg:x="18.2cm" svg:y="7cm">
          <text:p text:style-name="P3">indices</text:p>
        </draw:rect>
        <draw:rect draw:style-name="gr5" draw:text-style-name="P3" draw:layer="layout" svg:width="4cm" svg:height="5.5cm" svg:x="23.2cm" svg:y="3cm">
          <text:p text:style-name="P3">Renderer</text:p>
        </draw:rect>
        <draw:connector draw:style-name="gr7" draw:text-style-name="P3" draw:layer="layout" draw:type="curve" svg:x1="13.7cm" svg:y1="4.5cm" svg:x2="15.2cm" svg:y2="4.5cm" draw:start-shape="id1" draw:start-glue-point="1" draw:end-shape="id2" svg:d="m13700 4500h1500">
          <text:p/>
        </draw:connector>
        <draw:connector draw:style-name="gr7" draw:text-style-name="P3" draw:layer="layout" draw:type="curve" svg:x1="13.7cm" svg:y1="6cm" svg:x2="15.2cm" svg:y2="4.5cm" draw:start-shape="id3" draw:start-glue-point="1" draw:end-shape="id2" draw:end-glue-point="3" svg:d="m13700 6000c1125 0 375-1500 1500-1500">
          <text:p/>
        </draw:connector>
        <draw:connector draw:style-name="gr7" draw:text-style-name="P3" draw:layer="layout" draw:type="curve" svg:x1="13.7cm" svg:y1="7.5cm" svg:x2="15.2cm" svg:y2="4.5cm" draw:start-shape="id4" draw:start-glue-point="1" draw:end-shape="id2" draw:end-glue-point="3" svg:d="m13700 7500c1125 0 375-3000 1500-3000">
          <text:p/>
        </draw:connector>
        <draw:connector draw:style-name="gr7" draw:text-style-name="P3" draw:layer="layout" draw:type="curve" svg:x1="21.2cm" svg:y1="6cm" svg:x2="22.7cm" svg:y2="6.5cm" draw:start-shape="id5" draw:start-glue-point="1" draw:end-shape="id6" draw:end-glue-point="3" svg:d="m21200 6000c1125 0 375 500 1500 500">
          <text:p/>
        </draw:connector>
        <draw:connector draw:style-name="gr7" draw:text-style-name="P3" draw:layer="layout" draw:type="curve" svg:x1="21.2cm" svg:y1="7.5cm" svg:x2="22.7cm" svg:y2="6.5cm" draw:start-shape="id7" draw:start-glue-point="1" draw:end-shape="id6" draw:end-glue-point="3" svg:d="m21200 7500c1125 0 375-1000 1500-1000">
          <text:p/>
        </draw:connector>
        <draw:rect draw:style-name="gr6" draw:text-style-name="P3" draw:id="id6" draw:layer="layout" svg:width="5cm" svg:height="1cm" svg:x="22.7cm" svg:y="6cm">
          <text:p text:style-name="P3">draw()</text:p>
        </draw:rect>
        <draw:rect draw:style-name="gr6" draw:text-style-name="P3" draw:id="id2" draw:layer="layout" svg:width="5cm" svg:height="1cm" svg:x="15.2cm" svg:y="4cm">
          <text:p text:style-name="P3">shape_to_glyph(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1-03-13T11:03:10.37</dc:date>
    <dc:creator>Jonathan Hartley</dc:creator>
    <meta:editing-duration>PT00H46M51S</meta:editing-duration>
    <meta:editing-cycles>9</meta:editing-cycles>
    <meta:generator>OpenOffice.org/3.2$Win32 OpenOffice.org_project/320m12$Build-9483</meta:generator>
    <meta:document-statistic meta:object-count="22"/>
  </office:meta>
</office:document-meta>
</file>